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obj</text:p>
          </table:table-cell>
          <table:table-cell table:number-columns-repeated="3"/>
          <table:table-cell office:value-type="string" calcext:value-type="string">
            <text:p>b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eco_ss_scaled1</text:p>
          </table:table-cell>
          <table:table-cell office:value-type="string" calcext:value-type="string">
            <text:p>-5.0E1*mod.x[60, 42] - 1.0E0*mod.D[60] + mod.Qr[60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t_eco_ss_scaled2</text:p>
          </table:table-cell>
          <table:table-cell office:value-type="string" calcext:value-type="string">
            <text:p>-1.0E-1*mod.D[60] + 1.0E-1*mod.Qr[60]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eco_ss_scaled3</text:p>
          </table:table-cell>
          <table:table-cell office:value-type="string" calcext:value-type="string">
            <text:p>-mod.D[60]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office:value-type="string" calcext:value-type="string">
            <text:p>Rec[60]&lt;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_eco4_ss_scaled</text:p>
          </table:table-cell>
          <table:table-cell office:value-type="string" calcext:value-type="string">
            <text:p>mod.Qr[60]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office:value-type="string" calcext:value-type="string">
            <text:p>D[60]&gt;=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_eco5_ss_scaled</text:p>
          </table:table-cell>
          <table:table-cell office:value-type="string" calcext:value-type="string">
            <text:p>(0.5*mod.Qr[60]) – (1.5*mod.D[60] + 1.0*mod.L[60,1])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office:value-type="string" calcext:value-type="string">
            <text:p>X[60,1]&lt;=0.0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_ss_ic_scaled</text:p>
          </table:table-cell>
          <table:table-cell office:value-type="string" calcext:value-type="string">
            <text:p>Forgot…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t_ss2_scaled</text:p>
          </table:table-cell>
          <table:table-cell office:value-type="string" calcext:value-type="string">
            <text:p>Forgot….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_ss3_scaled</text:p>
          </table:table-cell>
          <table:table-cell office:value-type="string" calcext:value-type="string">
            <text:p>(0.48289976241629246*(mod.T[60,29] - 345.22)**2 + 0.2032811003140813*(mod.T[60,14] – 356.23)**2)</text:p>
          </table:table-cell>
          <table:table-cell table:number-columns-repeated="6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4_scaled</text:p>
          </table:table-cell>
          <table:table-cell office:value-type="string" calcext:value-type="string">
            <text:p>(mod.D[60]-17.8)**2 + 1000*(mod.x[60, 42]-0.9805)**2 + (mod.Qr[60]-17.08)**2</text:p>
          </table:table-cell>
          <table:table-cell table:number-columns-repeated="6"/>
          <table:table-cell table:style-name="ce1" office:value-type="string" calcext:value-type="string">
            <text:p>Used to get ic</text:p>
          </table:table-cell>
        </table:table-row>
        <table:table-row table:style-name="ro1">
          <table:table-cell office:value-type="string" calcext:value-type="string">
            <text:p>dist_ss5_scaled</text:p>
          </table:table-cell>
          <table:table-cell office:value-type="string" calcext:value-type="string">
            <text:p>(mod.D[60]-17.7)**2 + 100000*(mod.x[60, 42]-0.98)**2 + (mod.Qr[60]-17.2)**2</text:p>
          </table:table-cell>
          <table:table-cell table:number-columns-repeated="6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6_scaled</text:p>
          </table:table-cell>
          <table:table-cell office:value-type="string" calcext:value-type="string">
            <text:p>(mod.D[60]-17.7)**2 + 100000*(mod.x[60, 42]-0.981)**2 + (mod.Qr[60]-17.2)**2</text:p>
          </table:table-cell>
          <table:table-cell table:number-columns-repeated="6"/>
          <table:table-cell office:value-type="string" calcext:value-type="string">
            <text:p>Not u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_ss7_scaled</text:p>
          </table:table-cell>
          <table:table-cell office:value-type="string" calcext:value-type="string">
            <text:p>(mod.D[60]-17.7)**2 + 100000*(mod.x[60, 42]-0.980)**2 + (mod.Qr[60]-19.0)**2</text:p>
          </table:table-cell>
          <table:table-cell table:number-columns-repeated="6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8_scaled</text:p>
          </table:table-cell>
          <table:table-cell office:value-type="string" calcext:value-type="string">
            <text:p>mod.D[60]-18.5)**2</text:p>
          </table:table-cell>
          <table:table-cell office:value-type="string" calcext:value-type="string">
            <text:p>fix x42 @ 0.98</text:p>
          </table:table-cell>
          <table:table-cell table:number-columns-repeated="5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9_scaled</text:p>
          </table:table-cell>
          <table:table-cell office:value-type="string" calcext:value-type="string">
            <text:p>mod.D[60]-18.74)**2</text:p>
          </table:table-cell>
          <table:table-cell office:value-type="string" calcext:value-type="string">
            <text:p>fix x42 @ 0.98</text:p>
          </table:table-cell>
          <table:table-cell table:number-columns-repeated="5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10_scaled</text:p>
          </table:table-cell>
          <table:table-cell office:value-type="string" calcext:value-type="string">
            <text:p>mod.D[60]-18.76)**2</text:p>
          </table:table-cell>
          <table:table-cell office:value-type="string" calcext:value-type="string">
            <text:p>fix x42 @ 0.98</text:p>
          </table:table-cell>
          <table:table-cell table:number-columns-repeated="5"/>
          <table:table-cell office:value-type="string" calcext:value-type="string">
            <text:p>Not use</text:p>
          </table:table-cell>
        </table:table-row>
        <table:table-row table:style-name="ro1">
          <table:table-cell office:value-type="string" calcext:value-type="string">
            <text:p>dist_ss11_scaled</text:p>
          </table:table-cell>
          <table:table-cell office:value-type="string" calcext:value-type="string">
            <text:p>(mod.D[60]-18.0)**2 + 1.0E5*(mod.x[60,42]-0.98)**2 + (mod.Qr[60]-17.25)**2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office:value-type="string" calcext:value-type="string">
            <text:p>D[60]&gt;=18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_ss13_scaled</text:p>
          </table:table-cell>
          <table:table-cell office:value-type="string" calcext:value-type="string">
            <text:p>1.0E2*(mod.x[60,42]-0.982)**2 + 1.0E2*(mod.x[60,1]-0.198)**2 + (mod.Qr[60]-17.16)**2</text:p>
          </table:table-cell>
          <table:table-cell table:number-columns-repeated="3"/>
          <table:table-cell office:value-type="string" calcext:value-type="string">
            <text:p>X[60, 42] &gt;= 0.98</text:p>
          </table:table-cell>
          <table:table-cell office:value-type="string" calcext:value-type="string">
            <text:p>X[60,1]&lt;=0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1:05:20.751747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3:20:09.566442845</meta:creation-date>
    <meta:generator>LibreOffice/6.0.7.3$Linux_X86_64 LibreOffice_project/00m0$Build-3</meta:generator>
    <dc:date>2022-05-11T01:07:15.222712886</dc:date>
    <meta:editing-duration>P9DT7H51M20S</meta:editing-duration>
    <meta:editing-cycles>25</meta:editing-cycles>
    <meta:document-statistic meta:table-count="1" meta:cell-count="59" meta:object-count="0"/>
  </office:meta>
</office:document-meta>
</file>